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2pt" officeooo:rsid="0013c727" officeooo:paragraph-rsid="0013c727" style:font-size-asian="12pt" style:font-size-complex="12pt"/>
    </style:style>
    <style:style style:name="P2" style:family="paragraph" style:parent-style-name="Preformatted_20_Text">
      <style:paragraph-properties fo:text-align="start" style:justify-single-word="false"/>
      <style:text-properties fo:font-size="12pt" officeooo:rsid="0013c727" officeooo:paragraph-rsid="0013c727" style:font-size-asian="12pt" style:font-size-complex="12pt"/>
    </style:style>
    <style:style style:name="P3" style:family="paragraph" style:parent-style-name="Preformatted_20_Text">
      <style:paragraph-properties fo:text-align="start" style:justify-single-word="false"/>
      <style:text-properties fo:font-size="12pt" officeooo:rsid="002f7a58" officeooo:paragraph-rsid="002f7a58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officeooo:rsid="0013c727" officeooo:paragraph-rsid="0013c727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officeooo:rsid="002e69e6" officeooo:paragraph-rsid="002e69e6" style:font-size-asian="12pt" style:font-size-complex="12pt"/>
    </style:style>
    <style:style style:name="P6" style:family="paragraph" style:parent-style-name="Preformatted_20_Text">
      <style:paragraph-properties fo:text-align="center" style:justify-single-word="false"/>
      <style:text-properties fo:font-size="12pt" officeooo:rsid="00af2d72" officeooo:paragraph-rsid="00af2d72" style:font-size-asian="12pt" style:font-size-complex="12pt"/>
    </style:style>
    <style:style style:name="P7" style:family="paragraph" style:parent-style-name="Preformatted_20_Text">
      <style:paragraph-properties fo:text-align="start" style:justify-single-word="false"/>
      <style:text-properties fo:font-size="12pt" officeooo:rsid="0013c727" officeooo:paragraph-rsid="0013c727" style:font-size-asian="12pt" style:font-size-complex="12pt"/>
    </style:style>
    <style:style style:name="P8" style:family="paragraph" style:parent-style-name="Preformatted_20_Text">
      <style:paragraph-properties fo:text-align="start" style:justify-single-word="false"/>
      <style:text-properties fo:font-size="12pt" officeooo:rsid="001eee2d" officeooo:paragraph-rsid="001eee2d" style:font-size-asian="12pt" style:font-size-complex="12pt"/>
    </style:style>
    <style:style style:name="P9" style:family="paragraph" style:parent-style-name="Preformatted_20_Text">
      <style:paragraph-properties fo:text-align="start" style:justify-single-word="false"/>
      <style:text-properties fo:font-size="12pt" officeooo:rsid="00bd584f" officeooo:paragraph-rsid="00bd584f" style:font-size-asian="12pt" style:font-size-complex="12pt"/>
    </style:style>
    <style:style style:name="P10" style:family="paragraph" style:parent-style-name="Preformatted_20_Text">
      <style:paragraph-properties fo:text-align="start" style:justify-single-word="false"/>
      <style:text-properties fo:font-size="12pt" officeooo:rsid="00be0f5c" officeooo:paragraph-rsid="00be0f5c" style:font-size-asian="12pt" style:font-size-complex="12pt"/>
    </style:style>
    <style:style style:name="P11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officeooo:rsid="00c65c57" officeooo:paragraph-rsid="00c65c57" style:font-size-asian="12pt" style:font-size-complex="12pt"/>
    </style:style>
    <style:style style:name="T1" style:family="text">
      <style:text-properties officeooo:rsid="003e9b1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0f8bf"/>
    </style:style>
    <style:style style:name="T4" style:family="text">
      <style:text-properties officeooo:rsid="00b458a9"/>
    </style:style>
    <style:style style:name="T5" style:family="text">
      <style:text-properties officeooo:rsid="00b5f476"/>
    </style:style>
    <style:style style:name="T6" style:family="text">
      <style:text-properties officeooo:rsid="00b7ae19"/>
    </style:style>
    <style:style style:name="T7" style:family="text">
      <style:text-properties officeooo:rsid="00b7fec0"/>
    </style:style>
    <style:style style:name="T8" style:family="text">
      <style:text-properties officeooo:rsid="00b9b6b8"/>
    </style:style>
    <style:style style:name="T9" style:family="text">
      <style:text-properties officeooo:rsid="00ba41da"/>
    </style:style>
    <style:style style:name="T10" style:family="text">
      <style:text-properties officeooo:rsid="00bbdf49"/>
    </style:style>
    <style:style style:name="T11" style:family="text">
      <style:text-properties officeooo:rsid="00bca482"/>
    </style:style>
    <style:style style:name="T12" style:family="text">
      <style:text-properties officeooo:rsid="00bcb822"/>
    </style:style>
    <style:style style:name="T13" style:family="text">
      <style:text-properties officeooo:rsid="00c30515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c6b2cf"/>
    </style:style>
    <style:style style:name="T16" style:family="text">
      <style:text-properties style:text-underline-style="none" officeooo:rsid="00c9999f"/>
    </style:style>
    <style:style style:name="T17" style:family="text">
      <style:text-properties style:text-underline-style="none" officeooo:rsid="00cb7a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1</text:p>
      <text:p text:style-name="P6">POPULER</text:p>
      <text:p text:style-name="P2"/>
      <text:p text:style-name="P2"><text:span text:style-name="T2">Probl</text:span><text:span text:style-name="T3">em</text:span></text:p>
      <text:p text:style-name="P2"><text:tab/><text:span text:style-name="T6">Bir üniversitenin Bilgisayar Mühendisliği bölümü son sınıf öğrencileri, 5’er adet seçmeli ders seçmektedirler. Öğrencilerin çok farklı istekleri ve ilgi alanları vardır.</text:span></text:p>
      <text:p text:style-name="P2"><text:tab/><text:span text:style-name="T5">Üniversite yönetimi yukarıda belirtilen durumdan rahatsızdır. İnsanlar çok farklı derslere talep gösterince çok fazla hocaya ihtiyaç duyulmakta, dolayısıyla kasadan fazla para çıkmaktadır.</text:span></text:p>
      <text:p text:style-name="P2"><text:tab/><text:span text:style-name="T7">Bu durumla baş edebilmek için “Uyum Ödülü” diye bir ödül ortaya atarlar. Bu ödül en popüler ders kombinasyonlarını alan öğrencilere verilecektir.</text:span></text:p>
      <text:p text:style-name="P2"><text:tab/><text:span text:style-name="T8">Sizden istenilen öğrencilerin aldıkları dersler verildiğinde “Uyum Ödülü”nü kaç adet öğrencinin alacağını bulmanız.</text:span></text:p>
      <text:p text:style-name="P2"/>
      <text:p text:style-name="P4">Input</text:p>
      <text:p text:style-name="P2"><text:tab/><text:span text:style-name="T9">Input birden fazla testten oluşacaktır.</text:span></text:p>
      <text:p text:style-name="P2"><text:tab/><text:span text:style-name="T10">Her testin ilk satırı öğrenci sayısını verir.(N)</text:span></text:p>
      <text:p text:style-name="P2"><text:tab/><text:span text:style-name="T11">Sonra N satırda her öğrencinin seçtiği birbirinden farklı 5’er adet dersin kodları verilir. Ders kodları [100, 499] aralığında tamsayılardır.</text:span></text:p>
      <text:p text:style-name="P2"><text:tab/><text:span text:style-name="T11">Inputun sonu N için 0 verilmesiyle belli edilecektir.</text:span></text:p>
      <text:p text:style-name="P2"><text:tab/><text:span text:style-name="T13">1 &lt;= N &lt;= 10000</text:span></text:p>
      <text:p text:style-name="P2"/>
      <text:p text:style-name="P2"><text:span text:style-name="T2">Output</text:span></text:p>
      <text:p text:style-name="P2"><text:tab/><text:span text:style-name="T12">Her test için Uyum Ödülü kazanan öğrenci sayısını ekrana bastırınız.</text:span></text:p>
      <text:p text:style-name="P2"><text:tab/><text:span text:style-name="T12">Eğer popülerliği eşit birden fazla ders kombinasyonu varsa, o kombinasyonların herhangi birini alan tüm öğrenci sayısını ekrana bastırınız.</text:span></text:p>
      <text:p text:style-name="P2"/>
      <text:p text:style-name="P8"><text:span text:style-name="T2">Örnek Input</text:span></text:p>
      <text:p text:style-name="P9">5</text:p>
      <text:p text:style-name="P9">100 200 300 400 123</text:p>
      <text:p text:style-name="P9">125 300 100 200 500</text:p>
      <text:p text:style-name="P9">200 100 300 123 400</text:p>
      <text:p text:style-name="P9">100 200 300 400 321</text:p>
      <text:p text:style-name="P9">321 400 300 156 100</text:p>
      <text:p text:style-name="P9">3</text:p>
      <text:p text:style-name="P9">100 200 300 400 499</text:p>
      <text:p text:style-name="P9">101 201 301 401 499</text:p>
      <text:p text:style-name="P9">102 202 302 401 499</text:p>
      <text:p text:style-name="P9">0</text:p>
      <text:p text:style-name="P9"/>
      <text:p text:style-name="P8"><text:span text:style-name="T2">Örnek Output</text:span></text:p>
      <text:p text:style-name="P10">2</text:p>
      <text:p text:style-name="P10">3</text:p>
      <text:p text:style-name="P10"/>
      <text:p text:style-name="P5">Time Limit</text:p>
      <text:p text:style-name="P3">C/C++/<text:span text:style-name="T1">Java</text:span>: <text:span text:style-name="T4">1 saniye, Python: 2 saniye</text:span></text:p>
      <text:p text:style-name="P11">NOT:<text:span text:style-name="T14"> </text:span><text:span text:style-name="T15">Derslerin popülerliği değil ders kombinasyonlarının popülerliğin</text:span><text:span text:style-name="T16">e göre ödül verilmektedir</text:span><text:span text:style-name="T15">. </text:span><text:span text:style-name="T17">Örneğin ilk testte “100 200 </text:span><text:soft-page-break/><text:span text:style-name="T17">300 400 123” ders kombinasyonunu alan iki öğrenci olduğu için cevap 2’d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15:44:21.242873584</dc:date>
    <meta:editing-duration>PT1H38M23S</meta:editing-duration>
    <meta:editing-cycles>105</meta:editing-cycles>
    <meta:generator>LibreOffice/5.1.4.2$Linux_X86_64 LibreOffice_project/10m0$Build-2</meta:generator>
    <meta:document-statistic meta:table-count="0" meta:image-count="0" meta:object-count="0" meta:page-count="2" meta:paragraph-count="34" meta:word-count="242" meta:character-count="1613" meta:non-whitespace-character-count="1394"/>
  </office:meta>
</office:document-meta>
</file>